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text-align="center" style:justify-single-word="false"/>
      <style:text-properties officeooo:paragraph-rsid="0006a5b2"/>
    </style:style>
    <style:style style:name="P2" style:family="paragraph" style:parent-style-name="Standard">
      <style:paragraph-properties style:line-height-at-least="0.503cm" fo:text-align="start" style:justify-single-word="false"/>
      <style:text-properties officeooo:rsid="0006a5b2" officeooo:paragraph-rsid="0006a5b2"/>
    </style:style>
    <style:style style:name="P3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06a5b2" style:font-weight-asian="bold" style:font-weight-complex="bold"/>
    </style:style>
    <style:style style:name="P4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09109f" style:font-weight-asian="bold" style:font-weight-complex="bold"/>
    </style:style>
    <style:style style:name="P5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0b9f04" style:font-weight-asian="bold" style:font-weight-complex="bold"/>
    </style:style>
    <style:style style:name="P6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6a5b2" officeooo:paragraph-rsid="0006a5b2" style:font-weight-asian="normal" style:font-weight-complex="normal"/>
    </style:style>
    <style:style style:name="P7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7e77b" officeooo:paragraph-rsid="0007e77b" style:font-weight-asian="normal" style:font-weight-complex="normal"/>
    </style:style>
    <style:style style:name="P8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7e77b" officeooo:paragraph-rsid="0009109f" style:font-weight-asian="normal" style:font-weight-complex="normal"/>
    </style:style>
    <style:style style:name="P9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966bb" officeooo:paragraph-rsid="000966bb" style:font-weight-asian="normal" style:font-weight-complex="normal"/>
    </style:style>
    <style:style style:name="P10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966bb" officeooo:paragraph-rsid="0009c5d4" style:font-weight-asian="normal" style:font-weight-complex="normal"/>
    </style:style>
    <style:style style:name="P11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9c5d4" officeooo:paragraph-rsid="0009c5d4" style:font-weight-asian="normal" style:font-weight-complex="normal"/>
    </style:style>
    <style:style style:name="P12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cb5f3" officeooo:paragraph-rsid="000cb5f3" style:font-weight-asian="normal" style:font-weight-complex="normal"/>
    </style:style>
    <style:style style:name="P13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d74e6" officeooo:paragraph-rsid="000d74e6" style:font-weight-asian="normal" style:font-weight-complex="normal"/>
    </style:style>
    <style:style style:name="P14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dfbdd" officeooo:paragraph-rsid="000dfbdd" style:font-weight-asian="normal" style:font-weight-complex="normal"/>
    </style:style>
    <style:style style:name="P15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0cb5f3" style:font-weight-asian="bold" style:font-weight-complex="bold"/>
    </style:style>
    <style:style style:name="P16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0d74e6" style:font-weight-asian="bold" style:font-weight-complex="bold"/>
    </style:style>
    <style:style style:name="P17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0dfbdd" style:font-weight-asian="bold" style:font-weight-complex="bold"/>
    </style:style>
    <style:style style:name="P18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d74e6" officeooo:paragraph-rsid="000cb5f3" style:font-weight-asian="bold" style:font-weight-complex="bold"/>
    </style:style>
    <style:style style:name="T1" style:family="text">
      <style:text-properties officeooo:rsid="0006a5b2"/>
    </style:style>
    <style:style style:name="T2" style:family="text">
      <style:text-properties fo:font-style="italic" officeooo:rsid="0006a5b2" style:font-style-asian="italic" style:font-style-complex="italic"/>
    </style:style>
    <style:style style:name="T3" style:family="text">
      <style:text-properties fo:font-style="italic" fo:font-weight="bold" officeooo:rsid="0009109f" fo:background-color="#ffff00" loext:char-shading-value="0" style:font-style-asian="italic" style:font-weight-asian="bold" style:font-style-complex="italic" style:font-weight-complex="bold"/>
    </style:style>
    <style:style style:name="T4" style:family="text">
      <style:text-properties fo:font-style="italic" officeooo:rsid="0009109f" fo:background-color="#ffff00" loext:char-shading-value="0" style:font-style-asian="italic" style:font-style-complex="italic"/>
    </style:style>
    <style:style style:name="T5" style:family="text">
      <style:text-properties fo:color="#3465a4" loext:opacity="100%"/>
    </style:style>
    <style:style style:name="T6" style:family="text">
      <style:text-properties fo:color="#3465a4" loext:opacity="100%" officeooo:rsid="0007e77b"/>
    </style:style>
    <style:style style:name="T7" style:family="text">
      <style:text-properties fo:color="#3465a4" loext:opacity="100%" officeooo:rsid="0009109f"/>
    </style:style>
    <style:style style:name="T8" style:family="text">
      <style:text-properties fo:color="#3465a4" loext:opacity="100%" officeooo:rsid="0009c5d4"/>
    </style:style>
    <style:style style:name="T9" style:family="text">
      <style:text-properties fo:color="#3465a4" loext:opacity="100%" officeooo:rsid="000cb5f3"/>
    </style:style>
    <style:style style:name="T10" style:family="text">
      <style:text-properties fo:color="#3465a4" loext:opacity="100%" officeooo:rsid="000d74e6"/>
    </style:style>
    <style:style style:name="T11" style:family="text">
      <style:text-properties fo:color="#a7074b" loext:opacity="100%"/>
    </style:style>
    <style:style style:name="T12" style:family="text">
      <style:text-properties fo:color="#a7074b" loext:opacity="100%" fo:background-color="#ffff00" loext:char-shading-value="0"/>
    </style:style>
    <style:style style:name="T13" style:family="text">
      <style:text-properties fo:color="#a7074b" loext:opacity="100%" officeooo:rsid="0009109f"/>
    </style:style>
    <style:style style:name="T14" style:family="text">
      <style:text-properties fo:color="#127622" loext:opacity="100%"/>
    </style:style>
    <style:style style:name="T15" style:family="text">
      <style:text-properties fo:color="#127622" loext:opacity="100%" officeooo:rsid="0007e77b"/>
    </style:style>
    <style:style style:name="T16" style:family="text">
      <style:text-properties fo:color="#127622" loext:opacity="100%" officeooo:rsid="0009109f"/>
    </style:style>
    <style:style style:name="T17" style:family="text">
      <style:text-properties fo:color="#127622" loext:opacity="100%" officeooo:rsid="0009c5d4"/>
    </style:style>
    <style:style style:name="T18" style:family="text">
      <style:text-properties fo:color="#127622" loext:opacity="100%" officeooo:rsid="000cb5f3"/>
    </style:style>
    <style:style style:name="T19" style:family="text">
      <style:text-properties fo:color="#127622" loext:opacity="100%" officeooo:rsid="000dfbdd"/>
    </style:style>
    <style:style style:name="T20" style:family="text">
      <style:text-properties fo:color="#127622" loext:opacity="100%" officeooo:rsid="000fccfd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07e77b" fo:background-color="#ffff00" loext:char-shading-value="0"/>
    </style:style>
    <style:style style:name="T23" style:family="text">
      <style:text-properties officeooo:rsid="0009109f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07e77b"/>
    </style:style>
    <style:style style:name="T26" style:family="text">
      <style:text-properties officeooo:rsid="0009109f"/>
    </style:style>
    <style:style style:name="T27" style:family="text">
      <style:text-properties fo:font-weight="bold" fo:background-color="#ffff00" loext:char-shading-value="0" style:font-weight-asian="bold" style:font-weight-complex="bold"/>
    </style:style>
    <style:style style:name="T28" style:family="text">
      <style:text-properties fo:font-weight="bold" officeooo:rsid="0009109f" fo:background-color="#ffff00" loext:char-shading-value="0" style:font-weight-asian="bold" style:font-weight-complex="bold"/>
    </style:style>
    <style:style style:name="T29" style:family="text">
      <style:text-properties fo:color="#be480a" loext:opacity="100%"/>
    </style:style>
    <style:style style:name="T30" style:family="text">
      <style:text-properties fo:color="#be480a" loext:opacity="100%" officeooo:rsid="0009109f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officeooo:rsid="0007e77b"/>
    </style:style>
    <style:style style:name="T33" style:family="text">
      <style:text-properties officeooo:rsid="000b9f04"/>
    </style:style>
    <style:style style:name="T34" style:family="text">
      <style:text-properties officeooo:rsid="000cb5f3"/>
    </style:style>
    <style:style style:name="T35" style:family="text">
      <style:text-properties officeooo:rsid="000d74e6"/>
    </style:style>
    <style:style style:name="T36" style:family="text">
      <style:text-properties officeooo:rsid="000dfbdd"/>
    </style:style>
    <style:style style:name="T37" style:family="text">
      <style:text-properties fo:font-weight="normal" fo:background-color="#ffff00" loext:char-shading-value="0" style:font-weight-asian="normal" style:font-weight-complex="normal"/>
    </style:style>
    <style:style style:name="T38" style:family="text">
      <style:text-properties officeooo:rsid="000fccfd"/>
    </style:style>
    <style:style style:name="T39" style:family="text">
      <style:text-properties fo:color="#069a2e" loext:opacity="100%"/>
    </style:style>
    <style:style style:name="T40" style:family="text">
      <style:text-properties fo:font-style="normal" officeooo:rsid="0009109f" fo:background-color="#ffff00" loext:char-shading-value="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tie 3 les Test ( en</text:span><text:span text:style-name="T2"> javascript</text:span><text:span text:style-name="T1">)</text:span></text:p>
      <text:p text:style-name="P1"/>
      <text:p text:style-name="P2"/>
      <text:p text:style-name="P3">Exercices 3.1 :</text:p>
      <text:p text:style-name="P3"/>
      <text:p text:style-name="P2">var <text:s/><text:span text:style-name="T5">nb </text:span><text:s/><text:span text:style-name="T27">=</text:span> <text:s/><text:span text:style-name="T5">window.prompt</text:span> ( <text:span text:style-name="T14">‘Saisissez votre nombre’ </text:span>) ;</text:p>
      <text:p text:style-name="P2"/>
      <text:p text:style-name="P2"><text:span text:style-name="T37">if</text:span><text:span text:style-name="T21"> </text:span>( <text:span text:style-name="T5">nb</text:span> <text:span text:style-name="T27">&gt;</text:span><text:span text:style-name="T12"> </text:span><text:span text:style-name="T11">0 </text:span>) { <text:span text:style-name="T5">document.write</text:span> ( <text:span text:style-name="T14">‘ Ce nombre est positif ‘</text:span> ) } ;</text:p>
      <text:p text:style-name="P2"/>
      <text:p text:style-name="P2"><text:span text:style-name="T37">if</text:span> ( <text:span text:style-name="T5">nb</text:span> <text:span text:style-name="T27">&lt;</text:span> <text:span text:style-name="T11">0 </text:span>{<text:span text:style-name="T5"> document.write </text:span>( <text:span text:style-name="T14">‘ Ce nombre est négatif ‘ </text:span>) } ;</text:p>
      <text:p text:style-name="P2"/>
      <text:p text:style-name="P3">Exercices 3.2 :</text:p>
      <text:p text:style-name="P3"/>
      <text:p text:style-name="P6">v<text:span text:style-name="T25">ar </text:span><text:span text:style-name="T6">nb</text:span><text:span text:style-name="T25"> </text:span><text:span text:style-name="T22">=</text:span><text:span text:style-name="T25"> </text:span><text:span text:style-name="T6">window.prompt</text:span><text:span text:style-name="T25"> ( </text:span><text:span text:style-name="T15">‘Saisissez deux nombre ‘</text:span><text:span text:style-name="T25"> ) ;</text:span></text:p>
      <text:p text:style-name="P6"/>
      <text:p text:style-name="P7">var <text:span text:style-name="T5">nbr</text:span> <text:span text:style-name="T21">=</text:span> <text:span text:style-name="T5">window.prompt</text:span> (<text:span text:style-name="T14">‘Le deuxième’</text:span> ) ;</text:p>
      <text:p text:style-name="P7"/>
      <text:p text:style-name="P7"><text:span text:style-name="T21">if</text:span> ( <text:span text:style-name="T5">nb</text:span> <text:span text:style-name="T21">&gt;</text:span> <text:span text:style-name="T11">0</text:span> <text:span text:style-name="T21">&amp;</text:span> <text:span text:style-name="T5">nbr</text:span> <text:span text:style-name="T21">&gt;</text:span> <text:span text:style-name="T11">0</text:span> <text:span text:style-name="T21">||</text:span> <text:span text:style-name="T5">nb</text:span> <text:span text:style-name="T21">&lt;</text:span> <text:span text:style-name="T11">0</text:span> <text:span text:style-name="T21">&amp;</text:span> <text:span text:style-name="T5">nbr</text:span> <text:span text:style-name="T21">&lt;</text:span> <text:span text:style-name="T11">0</text:span> ) { <text:span text:style-name="T5">document.write </text:span><text:span text:style-name="T29">(</text:span> <text:span text:style-name="T14">‘nombre positif’ </text:span><text:span text:style-name="T29">)</text:span> } </text:p>
      <text:p text:style-name="P7"/>
      <text:p text:style-name="P8"><text:span text:style-name="T21">else</text:span> <text:s/><text:span text:style-name="T40">if</text:span><text:span text:style-name="T26"> ( </text:span><text:span text:style-name="T30">(</text:span><text:span text:style-name="T26"> </text:span><text:span text:style-name="T7">nb</text:span><text:span text:style-name="T26"> </text:span><text:span text:style-name="T23">&lt;</text:span><text:span text:style-name="T26"> </text:span><text:span text:style-name="T13">0</text:span><text:span text:style-name="T26"> </text:span><text:span text:style-name="T23">||</text:span><text:span text:style-name="T26"> </text:span><text:span text:style-name="T7">nbr </text:span><text:span text:style-name="T23">&lt;</text:span><text:span text:style-name="T26"> </text:span><text:span text:style-name="T13">0</text:span><text:span text:style-name="T26"> </text:span><text:span text:style-name="T30">)</text:span><text:span text:style-name="T26"> </text:span><text:span text:style-name="T23">&amp;</text:span><text:span text:style-name="T26"> </text:span><text:span text:style-name="T30">(</text:span><text:span text:style-name="T26"> </text:span><text:span text:style-name="T7">nb</text:span><text:span text:style-name="T26"> </text:span><text:span text:style-name="T23">&gt;</text:span><text:span text:style-name="T26"> </text:span><text:span text:style-name="T13">0</text:span><text:span text:style-name="T26"> </text:span><text:span text:style-name="T23">||</text:span><text:span text:style-name="T26"> </text:span><text:span text:style-name="T7">nbr</text:span><text:span text:style-name="T26"> </text:span><text:span text:style-name="T23">&gt;</text:span><text:span text:style-name="T26"> </text:span><text:span text:style-name="T13">0</text:span><text:span text:style-name="T26"> </text:span><text:span text:style-name="T30">)</text:span><text:span text:style-name="T26"> ) {</text:span> <text:span text:style-name="T5">document.write </text:span><text:span text:style-name="T29">(</text:span> <text:span text:style-name="T14">‘nombre </text:span><text:span text:style-name="T16">négatif</text:span><text:span text:style-name="T14">’ </text:span><text:span text:style-name="T29">)</text:span> } ;</text:p>
      <text:p text:style-name="P8"/>
      <text:p text:style-name="P4">Exercices 3.<text:span text:style-name="T26">3</text:span> :</text:p>
      <text:p text:style-name="P4"/>
      <text:p text:style-name="P9">var <text:span text:style-name="T5">a </text:span>,<text:span text:style-name="T5"> b</text:span> ,<text:span text:style-name="T5"> c</text:span></text:p>
      <text:p text:style-name="P9"/>
      <text:p text:style-name="P9"><text:span text:style-name="T5">a </text:span><text:span text:style-name="T21">=</text:span> <text:span text:style-name="T5">window.prompt</text:span> ( <text:span text:style-name="T14">‘Entrez le </text:span><text:span text:style-name="T17">premier</text:span><text:span text:style-name="T14"> nom : ‘</text:span> ) ;</text:p>
      <text:p text:style-name="P9"><text:s/></text:p>
      <text:p text:style-name="P10"><text:span text:style-name="T5">b</text:span> <text:span text:style-name="T21">=</text:span> <text:span text:style-name="T5">window.prompt</text:span> ( <text:span text:style-name="T14">‘Entrez le </text:span><text:span text:style-name="T17">troisième</text:span><text:span text:style-name="T14"> nom : ‘</text:span> ) ;</text:p>
      <text:p text:style-name="P9"/>
      <text:p text:style-name="P10"><text:span text:style-name="T5">c</text:span> <text:span text:style-name="T21">=</text:span> <text:span text:style-name="T8">w</text:span><text:span text:style-name="T5">indow.prompt</text:span> ( <text:span text:style-name="T14">‘Entrez le </text:span><text:span text:style-name="T17">troisième</text:span><text:span text:style-name="T14"> nom : ‘</text:span> ) ;</text:p>
      <text:p text:style-name="P10"/>
      <text:p text:style-name="P11"><text:span text:style-name="T5">document.write </text:span>( <text:span text:style-name="T5">a</text:span> <text:span text:style-name="T21">+</text:span> ( <text:span text:style-name="T14">‘&lt;br/&gt;’ </text:span><text:span text:style-name="T31">)</text:span> , <text:span text:style-name="T5">b</text:span> <text:span text:style-name="T21">+</text:span> ( <text:span text:style-name="T14">‘&lt;br/&gt;’</text:span> ) , <text:span text:style-name="T5">c</text:span> <text:span text:style-name="T21">+</text:span> ( <text:span text:style-name="T14">‘&lt;br/&gt;’</text:span> ) ;</text:p>
      <text:p text:style-name="P11"/>
      <text:p text:style-name="P11"><text:span text:style-name="T21">if</text:span> ( <text:span text:style-name="T5">a</text:span> <text:span text:style-name="T21">&lt;</text:span> b &amp; b <text:span text:style-name="T21">&lt;</text:span> c ) { <text:span text:style-name="T5">d</text:span><text:span text:style-name="T6">ocument.write </text:span><text:span text:style-name="T31">( </text:span><text:span text:style-name="T14">‘Ces noms sont clasée alphabétiquement ‘</text:span><text:span text:style-name="T31"> ) } ;</text:span></text:p>
      <text:p text:style-name="P11"/>
      <text:p text:style-name="P11"><text:span text:style-name="T21">else</text:span> ( a <text:span text:style-name="T21">&gt;</text:span> b <text:span text:style-name="T21">&amp;</text:span> b <text:span text:style-name="T21">&gt;</text:span> c ) ( <text:span text:style-name="T5">d</text:span><text:span text:style-name="T6">ocument.write</text:span><text:span text:style-name="T32"> </text:span><text:span text:style-name="T31">(</text:span><text:span text:style-name="T14"> ‘Ces noms ne sont pas clasée alphabétiquement ‘</text:span><text:span text:style-name="T31"> ) } ;</text:span></text:p>
      <text:p text:style-name="P11"/>
      <text:p text:style-name="P11"/>
      <text:p text:style-name="P5">Exercices 3.<text:span text:style-name="T33">4</text:span> :</text:p>
      <text:p text:style-name="P5"/>
      <text:p text:style-name="P5"/>
      <text:p text:style-name="P12">var <text:span text:style-name="T5">nb</text:span> <text:span text:style-name="T24">=</text:span> <text:span text:style-name="T5">window.prompt</text:span> ( <text:span text:style-name="T14">‘ Entrez un nombre : ‘</text:span> ) ;</text:p>
      <text:p text:style-name="P12"/>
      <text:p text:style-name="P12"><text:span text:style-name="T24">if</text:span> ( <text:span text:style-name="T5">nb </text:span><text:span text:style-name="T24">&lt;</text:span> <text:span text:style-name="T11">0</text:span> ) {<text:span text:style-name="T5"> document.write</text:span> (<text:span text:style-name="T14"> ‘ le nombre est négatif ‘</text:span> ) } </text:p>
      <text:p text:style-name="P12"/>
      <text:p text:style-name="P12"><text:span text:style-name="T24">else if</text:span> ( <text:span text:style-name="T5">nb </text:span><text:span text:style-name="T24">&gt;</text:span> <text:span text:style-name="T11">0</text:span> ) { <text:span text:style-name="T5">document.write</text:span> ( <text:span text:style-name="T14">‘ le nombre est positif ‘ </text:span>) }</text:p>
      <text:p text:style-name="P12"/>
      <text:p text:style-name="P12"><text:span text:style-name="T24">else</text:span> {( <text:span text:style-name="T5">document.write</text:span> ( <text:span text:style-name="T14">‘ le nombre est null ‘</text:span><text:span text:style-name="T39"> </text:span>) ) } ; </text:p>
      <text:p text:style-name="P12"/>
      <text:p text:style-name="P12"/>
      <text:p text:style-name="P12"/>
      <text:p text:style-name="P15"><text:soft-page-break/>Exercices 3.<text:span text:style-name="T34">5</text:span> :</text:p>
      <text:p text:style-name="P18"/>
      <text:p text:style-name="P18"/>
      <text:p text:style-name="P13">var <text:span text:style-name="T5">nb</text:span> <text:span text:style-name="T24">=</text:span> <text:span text:style-name="T5">window.prompt</text:span> <text:span text:style-name="T36">( </text:span><text:span text:style-name="T19">‘E</text:span><text:span text:style-name="T14">ntrez un nombre’</text:span> <text:span text:style-name="T36">) ;</text:span> </text:p>
      <text:p text:style-name="P13"/>
      <text:p text:style-name="P13">var <text:span text:style-name="T5">nbr</text:span> <text:span text:style-name="T24">=</text:span> <text:span text:style-name="T5">window .prompt</text:span> <text:span text:style-name="T36">( </text:span><text:span text:style-name="T19">‘E</text:span><text:span text:style-name="T14">ntrez le deuxième nombre’ </text:span><text:span text:style-name="T36">) </text:span>;</text:p>
      <text:p text:style-name="P13"/>
      <text:p text:style-name="P13"><text:span text:style-name="T24">if</text:span> ( <text:span text:style-name="T5">nb </text:span><text:span text:style-name="T24">&gt;</text:span> <text:span text:style-name="T11">0</text:span> <text:span text:style-name="T24">&amp;</text:span> <text:span text:style-name="T5">nbr</text:span> <text:span text:style-name="T24">&gt;</text:span> <text:span text:style-name="T11">0</text:span> ) {<text:span text:style-name="T9">document.write (</text:span><text:span text:style-name="T34"> </text:span><text:span text:style-name="T18">‘ le nombre est positif ‘</text:span><text:span text:style-name="T34"> ) }</text:span></text:p>
      <text:p text:style-name="P13"/>
      <text:p text:style-name="P13"><text:span text:style-name="T24">else if</text:span> ( <text:span text:style-name="T5">nb</text:span> <text:span text:style-name="T24">&lt;</text:span> <text:span text:style-name="T11">0</text:span> <text:span text:style-name="T24">&amp;</text:span> <text:span text:style-name="T5">nbr</text:span> <text:span text:style-name="T24">&lt;</text:span> <text:span text:style-name="T11">0</text:span> ) {<text:span text:style-name="T5"> </text:span><text:span text:style-name="T9">document.write </text:span><text:span text:style-name="T34">( </text:span><text:span text:style-name="T18">‘ le nombre est </text:span><text:span text:style-name="T14">négatif</text:span><text:span text:style-name="T18"> ‘</text:span><text:span text:style-name="T34"> ) }</text:span></text:p>
      <text:p text:style-name="P13"/>
      <text:p text:style-name="P13"><text:span text:style-name="T24">else </text:span>{<text:span text:style-name="T9">document.write</text:span><text:span text:style-name="T34"> ( </text:span><text:span text:style-name="T18">‘ le nombre est </text:span><text:span text:style-name="T14">null</text:span><text:span text:style-name="T18"> ‘ </text:span><text:span text:style-name="T34">) } ;</text:span></text:p>
      <text:p text:style-name="P13"/>
      <text:p text:style-name="P16">Exercices 3.<text:span text:style-name="T35">6</text:span> :</text:p>
      <text:p text:style-name="P16"/>
      <text:p text:style-name="P14">var <text:span text:style-name="T5">age </text:span><text:span text:style-name="T24">=</text:span> <text:span text:style-name="T5">window.prompt</text:span> (<text:span text:style-name="T14"> ‘</text:span><text:span text:style-name="T20">A</text:span><text:span text:style-name="T14">ge de l’enfant : ‘</text:span> ) ;</text:p>
      <text:p text:style-name="P14"/>
      <text:p text:style-name="P14"><text:span text:style-name="T24">if </text:span>( <text:span text:style-name="T5">age</text:span> <text:span text:style-name="T24">&gt; =</text:span> <text:span text:style-name="T11">12</text:span> ) <text:span text:style-name="T35">{</text:span><text:span text:style-name="T10"> </text:span><text:span text:style-name="T9">document.write</text:span><text:span text:style-name="T34"> (</text:span><text:span text:style-name="T18"> ‘ </text:span><text:span text:style-name="T14">Catégorie cadet</text:span><text:span text:style-name="T18"> ‘</text:span><text:span text:style-name="T34"> ) }</text:span></text:p>
      <text:p text:style-name="P14"/>
      <text:p text:style-name="P14"><text:span text:style-name="T24">else if</text:span> ( <text:span text:style-name="T5">age</text:span><text:span text:style-name="T24"> &gt; = </text:span><text:span text:style-name="T11">10</text:span> ) <text:span text:style-name="T35">{ </text:span><text:span text:style-name="T9">document.write</text:span><text:span text:style-name="T34"> (</text:span><text:span text:style-name="T18"> ‘</text:span><text:span text:style-name="T14">Catégorie minime</text:span><text:span text:style-name="T18"> ‘ </text:span><text:span text:style-name="T34">) }</text:span></text:p>
      <text:p text:style-name="P14"/>
      <text:p text:style-name="P14"><text:span text:style-name="T24">else if</text:span> ( <text:span text:style-name="T5">age </text:span><text:span text:style-name="T24">&gt; = </text:span><text:span text:style-name="T11">8</text:span> ) <text:span text:style-name="T35">{ </text:span><text:span text:style-name="T9">document.write</text:span><text:span text:style-name="T34"> ( </text:span><text:span text:style-name="T18">‘</text:span><text:span text:style-name="T14">Catégorie pupille</text:span><text:span text:style-name="T18"> ‘ </text:span><text:span text:style-name="T34">) }</text:span></text:p>
      <text:p text:style-name="P14"/>
      <text:p text:style-name="P14"><text:span text:style-name="T24">else if</text:span> ( <text:span text:style-name="T5">age</text:span> <text:span text:style-name="T24">&gt; =</text:span> <text:span text:style-name="T11">6</text:span> ) <text:span text:style-name="T35">{ </text:span><text:span text:style-name="T9">document.write</text:span><text:span text:style-name="T34"> ( </text:span><text:span text:style-name="T18">‘</text:span><text:span text:style-name="T14">Catégorie poussin</text:span><text:span text:style-name="T18"> ‘</text:span><text:span text:style-name="T34"> ) } ;</text:span></text:p>
      <text:p text:style-name="P14"/>
      <text:p text:style-name="P1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5:01:43.286376492</meta:creation-date>
    <dc:date>2023-07-19T13:02:31.309372048</dc:date>
    <meta:editing-duration>PT11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468" meta:character-count="1853" meta:non-whitespace-character-count="1411"/>
  </office:meta>
</office:document-meta>
</file>